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nk to publication – Redmine 1937 - Bouzia</text:p>
      <text:p text:style-name="Normal"><text:a xlink:href="https://ieeexplore.ieee.org/abstract/document/9978310" office:target-frame-name="_top" xlink:show="replace"><text:span text:style-name="Hyperlink">Creative Visualisation Opportunities Workshops: A Case Study in Population Health | IEEE Conference Publication | IEEE Xplor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thy Hulin</meta:initial-creator>
    <dc:creator>Cathy Hulin</dc:creator>
    <meta:creation-date>2023-09-27T14:13:00Z</meta:creation-date>
    <dc:date>2023-09-27T14:14:00Z</dc:date>
    <meta:template xlink:href="Normal" xlink:type="simple"/>
    <meta:editing-cycles>1</meta:editing-cycles>
    <meta:editing-duration>PT60S</meta:editing-duration>
    <meta:document-statistic meta:page-count="1" meta:paragraph-count="1" meta:word-count="35" meta:character-count="238" meta:row-count="1" meta:non-whitespace-character-count="204"/>
  </office:meta>
</office:document-meta>
</file>